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13_21-21-4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0-14_01-38-19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14_05-47-02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14_07-42-10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 office:value-type="string">
            <text:p>2022-10-14_07-45-06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14_11-40-48_000.jpg</text:p>
          </table:table-cell>
          <table:table-cell table:style-name="ce27" office:value-type="string">
            <text:p>:PHOTO 記録 / subject=お父さんの遺産 / content=照会書にに同封の、案内メモ：「必要なもの」,fo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PHOTO 記録 / subject=お父さんの遺産 / content=照会書にに同封の、案内メモ：「必要なもの」,for=~,other=~">
            <text:p>:PHOTO 記録 / subject=お父さんの遺産 / content=照会書にに同封の、案内メモ：「必要なもの」,for=~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0-14_12-37-2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2-10-14_17-36-04_000.jpg</text:p>
          </table:table-cell>
          <table:table-cell table:style-name="ce20" office:value-type="string">
            <text:p>:m RES #*# / free# JVEMV6 83#_2:1 / 83. chemistry / topics=~,w=不斉炭素；乳酸,s=~,i=~,other=~,doc=f-1#R.~1-0:r-1-1~1.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RES #*# / free# JVEMV6 83#_2:1 / 83. chemistry / topics=~,w=不斉炭素；乳酸,s=~,i=~,other=~,doc=f-1#R.~1-0:r-1-1~1.1">
            <text:p>:m RES #*# / free# JVEMV6 83#_2:1 / 83. chemistry / topics=~,w=不斉炭素；乳酸,s=~,i=~,other=~,doc=f-1#R.~1-0:r-1-1~1.1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9" office:value-type="string">
            <text:p>2022-10-14_18-10-27_000.jpg</text:p>
          </table:table-cell>
          <table:table-cell table:style-name="ce27" office:value-type="string">
            <text:p>:m :guitar #*# / session-memo:session-1 / p.1:genre=melody,tuning=1A-2G-3Ef-4D,for=knowledge:note-map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:guitar #*# / session-memo:session-1 / p.1:genre=melody,tuning=1A-2G-3Ef-4D,for=knowledge:note-map,musescore=~">
            <text:p>:m :guitar #*# / session-memo:session-1 / p.1:genre=melody,tuning=1A-2G-3Ef-4D,for=knowledge:note-map,musescore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9" table:contains-header="false">
          <table:sort>
            <table:sort-by table:field-number="7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5">2022/10/15</text:date>, <text:time>10:26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15T10:26:18.75</dc:date>
    <dc:creator>iwabuchi ken</dc:creator>
    <meta:editing-duration>P49DT20H6M5S</meta:editing-duration>
    <meta:editing-cycles>16251</meta:editing-cycles>
    <meta:document-statistic meta:table-count="2" meta:cell-count="911" meta:object-count="0"/>
    <meta:user-defined meta:name="qrichtext">1</meta:user-defined>
  </office:meta>
</office:document-meta>
</file>